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paragraph-rsid="001bcbc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officeooo:paragraph-rsid="001bcbc8" style:font-size-asian="16pt" style:font-size-complex="16pt"/>
    </style:style>
    <style:style style:name="T1" style:family="text">
      <style:text-properties officeooo:rsid="001bcbc8"/>
    </style:style>
    <style:style style:name="T2" style:family="text">
      <style:text-properties fo:font-weight="bold" officeooo:rsid="001bcbc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tividades</text:span></text:p>
      <text:p text:style-name="P1"><text:span text:style-name="T1"/></text:p>
      <text:p text:style-name="P2"><text:span text:style-name="T1">1 ) Faça um script para somar uma lista de compras de um número indeterminado de itens. Ler os valores com prompt. Quando o usuário terminar de fornecer os valores, ele deve clicar no botão cancelar para terminar e visualizar o total da compra.</text:span></text:p>
      <text:p text:style-name="P2"><text:span text:style-name="T1"/></text:p>
      <text:p text:style-name="P2"><text:span text:style-name="T1">2) Crie um script que leia vários números reais enquanto o usuário não pressionar o botão cancelar do </text:span><text:span text:style-name="T2">Confirm() </text:span><text:span text:style-name="T1">e depois exiba a quantidade de números inseridos e a média entre eles.</text:span></text:p>
      <text:p text:style-name="P2"><text:span text:style-name="T1"/></text:p>
      <text:p text:style-name="P2"><text:span text:style-name="T1">3) Crie uma página que leia a Idade e Sexo de 10 pessoas. Ao final, apresente:</text:span></text:p>
      <text:p text:style-name="P2"><text:span text:style-name="T1">A quantidade de mulheres;</text:span></text:p>
      <text:p text:style-name="P2"><text:span text:style-name="T1">A quantidade de homens com menos de 18 an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4:05:26.76</meta:creation-date>
    <dc:date>2014-02-21T14:11:41.54</dc:date>
    <meta:editing-duration>P0D</meta:editing-duration>
    <meta:editing-cycles>1</meta:editing-cycles>
    <meta:document-statistic meta:table-count="0" meta:image-count="0" meta:object-count="0" meta:page-count="1" meta:paragraph-count="6" meta:word-count="106" meta:character-count="583" meta:non-whitespace-character-count="483"/>
    <meta:generator>LibreOffice/4.0.0.3$Windows_x86 LibreOffice_project/7545bee9c2a0782548772a21bc84a9dcc583b89</meta:generator>
  </office:meta>
</office:document-meta>
</file>